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0854in" table:align="left"/>
    </style:style>
    <style:style style:name="Table1.A" style:family="table-column">
      <style:table-column-properties style:column-width="1.5236in"/>
    </style:style>
    <style:style style:name="Table1.B" style:family="table-column">
      <style:table-column-properties style:column-width="2.561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2521in" table:align="left"/>
    </style:style>
    <style:style style:name="Table2.A" style:family="table-column">
      <style:table-column-properties style:column-width="0.8063in"/>
    </style:style>
    <style:style style:name="Table2.B" style:family="table-column">
      <style:table-column-properties style:column-width="2.4458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lright — I’ll convert your understanding into a <text:span text:style-name="Strong_20_Emphasis">clean, production-grade engineering document</text:span> that you can directly use in your project (README / design doc / internal wiki).</text:p>
      <text:p text:style-name="Horizontal_20_Line"/>
      <text:h text:style-name="Heading_20_1" text:outline-level="1">📄 <text:span text:style-name="Strong_20_Emphasis">PIM-AI — Databricks Integration Design</text:span></text:h>
      <text:h text:style-name="Heading_20_3" text:outline-level="3"><text:span text:style-name="Emphasis">(Product Description Generator — Content Agent)</text:span></text:h>
      <text:p text:style-name="Horizontal_20_Line"/>
      <text:h text:style-name="Heading_20_1" text:outline-level="1">1. 🎯 Purpose</text:h>
      <text:p text:style-name="Text_20_body">This document defines the role of <text:span text:style-name="Strong_20_Emphasis">Databricks</text:span> in the PIM-AI architecture, specifically for the <text:span text:style-name="Strong_20_Emphasis">Product Description Generator Agent</text:span>.</text:p>
      <text:p text:style-name="Text_20_body">It clarifies:</text:p>
      <text:list text:style-name="L1">
        <text:list-item>
          <text:p text:style-name="P2">Where Databricks fits in the system</text:p>
        </text:list-item>
        <text:list-item>
          <text:p text:style-name="P2">What problems it solves</text:p>
        </text:list-item>
        <text:list-item>
          <text:p text:style-name="P2">What it does <text:span text:style-name="Emphasis">and does NOT do</text:span></text:p>
        </text:list-item>
        <text:list-item>
          <text:p text:style-name="P2">How it integrates with existing architecture (FastAPI + LangGraph + MCP)</text:p>
        </text:list-item>
      </text:list>
      <text:p text:style-name="Horizontal_20_Line"/>
      <text:h text:style-name="Heading_20_1" text:outline-level="1">2. 🧠 Architectural Context</text:h>
      <text:p text:style-name="Text_20_body">PIM-AI follows the <text:span text:style-name="Strong_20_Emphasis">Custonomy multi-agent architecture principle</text:span>:</text:p>
      <text:p text:style-name="Quotations">“Process once, decide many times”</text:p>
      <text:p text:style-name="Text_20_body">And:</text:p>
      <text:p text:style-name="Quotations">“Agents consume feature tables, not raw data”</text:p>
      <text:p text:style-name="Horizontal_20_Line"/>
      <text:h text:style-name="Heading_20_2" text:outline-level="2">🧩 Logical Flow</text:h>
      <text:p text:style-name="P1"><text:span text:style-name="Source_20_Text">Raw Product Data → Databricks → Feature Tables → Signals → Agent (LangGraph) → LLM (Claude)</text:span></text:p>
      <text:p text:style-name="Horizontal_20_Line"/>
      <text:h text:style-name="Heading_20_1" text:outline-level="1"><text:soft-page-break/>3. 🏗️ System Placement</text:h>
      <text:h text:style-name="Heading_20_2" text:outline-level="2">Databricks belongs to:</text:h>
      <text:h text:style-name="Heading_20_3" text:outline-level="3">✔ Layer 2 — Feature Computation Layer</text:h>
      <text:h text:style-name="Heading_20_3" text:outline-level="3">✔ Layer 3 — Signal Layer</text:h>
      <text:p text:style-name="Text_20_body">From Custonomy architecture:</text:p>
      <text:list text:style-name="L2">
        <text:list-item>
          <text:p text:style-name="P3">Feature Layer = reusable computed data</text:p>
        </text:list-item>
        <text:list-item>
          <text:p text:style-name="P3">Signal Layer = decision triggers</text:p>
        </text:list-item>
      </text:list>
      <text:p text:style-name="Horizontal_20_Line"/>
      <text:h text:style-name="Heading_20_1" text:outline-level="1">4. 🚫 What Databricks is NOT</text:h>
      <text:p text:style-name="Text_20_body">Databricks is <text:span text:style-name="Strong_20_Emphasis">NOT responsible for:</text:span></text:p>
      <text:list text:style-name="L3">
        <text:list-item>
          <text:p text:style-name="P4">Agent orchestration (LangGraph)</text:p>
        </text:list-item>
        <text:list-item>
          <text:p text:style-name="P4">API layer (FastAPI)</text:p>
        </text:list-item>
        <text:list-item>
          <text:p text:style-name="P4">Tool execution (MCP / FastMCP)</text:p>
        </text:list-item>
        <text:list-item>
          <text:p text:style-name="P4">LLM inference (Claude API)</text:p>
        </text:list-item>
      </text:list>
      <text:p text:style-name="Text_20_body">👉 These remain inside your existing system.</text:p>
      <text:p text:style-name="Horizontal_20_Line"/>
      <text:h text:style-name="Heading_20_1" text:outline-level="1">5. ✅ Core Responsibilities of Databricks</text:h>
      <text:p text:style-name="Horizontal_20_Line"/>
      <text:h text:style-name="Heading_20_2" text:outline-level="2">5.1 Feature Engineering (PRIMARY ROLE)</text:h>
      <text:p text:style-name="Text_20_body">Databricks computes reusable <text:span text:style-name="Strong_20_Emphasis">feature tables</text:span> used by the Content Agent.</text:p>
      <text:h text:style-name="Heading_20_3" text:outline-level="3">Example Features for Description Generation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eature Type</text:p>
            </table:table-cell>
            <table:table-cell table:style-name="Table1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Category Intelligence</text:p>
          </table:table-cell>
          <table:table-cell table:style-name="Table1.A1" office:value-type="string">
            <text:p text:style-name="Table_20_Contents">Top keywords, attribute importance</text:p>
          </table:table-cell>
        </table:table-row>
        <table:table-row>
          <table:table-cell table:style-name="Table1.A1" office:value-type="string">
            <text:p text:style-name="Table_20_Contents">SEO Signals</text:p>
          </table:table-cell>
          <table:table-cell table:style-name="Table1.A1" office:value-type="string">
            <text:p text:style-name="Table_20_Contents">High-ranking keywords per category</text:p>
          </table:table-cell>
        </table:table-row>
        <table:table-row>
          <table:table-cell table:style-name="Table1.A1" office:value-type="string">
            <text:p text:style-name="Table_20_Contents">Content Patterns</text:p>
          </table:table-cell>
          <table:table-cell table:style-name="Table1.A1" office:value-type="string">
            <text:p text:style-name="Table_20_Contents">Best-performing descriptions</text:p>
          </table:table-cell>
        </table:table-row>
        <table:table-row>
          <table:table-cell table:style-name="Table1.A1" office:value-type="string">
            <text:p text:style-name="Table_20_Contents">Data Quality</text:p>
          </table:table-cell>
          <table:table-cell table:style-name="Table1.A1" office:value-type="string">
            <text:p text:style-name="Table_20_Contents">Missing fields, completeness score</text:p>
          </table:table-cell>
        </table:table-row>
        <table:table-row>
          <table:table-cell table:style-name="Table1.A1" office:value-type="string">
            <text:p text:style-name="Table_20_Contents">Product Context</text:p>
          </table:table-cell>
          <table:table-cell table:style-name="Table1.A1" office:value-type="string">
            <text:p text:style-name="Table_20_Contents">Attribute distributions</text:p>
          </table:table-cell>
        </table:table-row>
      </table:table>
      <text:p text:style-name="Horizontal_20_Line"><text:soft-page-break/></text:p>
      <text:h text:style-name="Heading_20_3" text:outline-level="3">❌ Without Databricks</text:h>
      <text:p text:style-name="P1"><text:span text:style-name="Source_20_Text">LLM ← raw product data (expensive, inconsistent)</text:span></text:p>
      <text:h text:style-name="Heading_20_3" text:outline-level="3">✅ With Databricks</text:h>
      <text:p text:style-name="P1"><text:span text:style-name="Source_20_Text">LLM ← product data + structured features (efficient, consistent)</text:span></text:p>
      <text:p text:style-name="Horizontal_20_Line"/>
      <text:h text:style-name="Heading_20_2" text:outline-level="2">5.2 Signal Generation (Trigger Layer)</text:h>
      <text:p text:style-name="Text_20_body">Databricks computes <text:span text:style-name="Strong_20_Emphasis">decision signals</text:span>:</text:p>
      <text:list text:style-name="L4">
        <text:list-item>
          <text:p text:style-name="P5"><text:span text:style-name="Source_20_Text">missing_description_flag</text:span></text:p>
        </text:list-item>
        <text:list-item>
          <text:p text:style-name="P5"><text:span text:style-name="Source_20_Text">low_quality_content_flag</text:span></text:p>
        </text:list-item>
        <text:list-item>
          <text:p text:style-name="P5"><text:span text:style-name="Source_20_Text">seo_gap_flag</text:span></text:p>
        </text:list-item>
      </text:list>
      <text:p text:style-name="Text_20_body">👉 These signals control <text:span text:style-name="Strong_20_Emphasis">agent invocation</text:span></text:p>
      <text:p text:style-name="Text_20_body">Instead of:</text:p>
      <text:p text:style-name="Text_20_body">❌ Agent scanning entire catalog</text:p>
      <text:p text:style-name="Text_20_body">You get:</text:p>
      <text:p text:style-name="Text_20_body">✔ Event-driven execution</text:p>
      <text:p text:style-name="Horizontal_20_Line"/>
      <text:h text:style-name="Heading_20_2" text:outline-level="2">5.3 Data Pipelines</text:h>
      <text:p text:style-name="Text_20_body">Databricks handles:</text:p>
      <text:list text:style-name="L5">
        <text:list-item>
          <text:p text:style-name="P6">Batch processing (large catalog)</text:p>
        </text:list-item>
        <text:list-item>
          <text:p text:style-name="P6">Incremental updates</text:p>
        </text:list-item>
        <text:list-item>
          <text:p text:style-name="P6">External data joins (SEO sources, competitors)</text:p>
        </text:list-item>
        <text:list-item>
          <text:p text:style-name="P6">Feature refresh jobs</text:p>
        </text:list-item>
      </text:list>
      <text:p text:style-name="Horizontal_20_Line"/>
      <text:h text:style-name="Heading_20_2" text:outline-level="2">5.4 Model Training (OPTIONAL)</text:h>
      <text:p text:style-name="Text_20_body">Databricks may be used for:</text:p>
      <text:list text:style-name="L6">
        <text:list-item>
          <text:p text:style-name="P7">Fine-tuning content generation models</text:p>
        </text:list-item>
        <text:list-item>
          <text:p text:style-name="P7"><text:soft-page-break/>Training:</text:p>
          <text:list>
            <text:list-item>
              <text:p text:style-name="P7">SEO scoring models</text:p>
            </text:list-item>
            <text:list-item>
              <text:p text:style-name="P7">Content quality scoring (E-14)</text:p>
            </text:list-item>
          </text:list>
        </text:list-item>
      </text:list>
      <text:p text:style-name="Text_20_body">⚠️ Not required in Phase 1:</text:p>
      <text:list text:style-name="L7">
        <text:list-item>
          <text:p text:style-name="P8">Claude API already handles generation</text:p>
        </text:list-item>
      </text:list>
      <text:p text:style-name="Horizontal_20_Line"/>
      <text:h text:style-name="Heading_20_2" text:outline-level="2">5.5 Evaluation Pipelines</text:h>
      <text:p text:style-name="Text_20_body">Supports:</text:p>
      <text:list text:style-name="L8">
        <text:list-item>
          <text:p text:style-name="P9">Large-scale evaluation datasets</text:p>
        </text:list-item>
        <text:list-item>
          <text:p text:style-name="P9">A/B testing descriptions</text:p>
        </text:list-item>
        <text:list-item>
          <text:p text:style-name="P9">Measuring:</text:p>
          <text:list>
            <text:list-item>
              <text:p text:style-name="P9">SEO performance</text:p>
            </text:list-item>
            <text:list-item>
              <text:p text:style-name="P9">readability</text:p>
            </text:list-item>
            <text:list-item>
              <text:p text:style-name="P9">conversion impact</text:p>
            </text:list-item>
          </text:list>
        </text:list-item>
      </text:list>
      <text:p text:style-name="Horizontal_20_Line"/>
      <text:h text:style-name="Heading_20_1" text:outline-level="1">6. 🔄 Integration with Content Agent</text:h>
      <text:p text:style-name="Horizontal_20_Line"/>
      <text:h text:style-name="Heading_20_2" text:outline-level="2">6.1 Data Flow</text:h>
      <text:h text:style-name="Heading_20_3" text:outline-level="3">Step 1 — Databricks (Offline Processing)</text:h>
      <text:list text:style-name="L9">
        <text:list-item>
          <text:p text:style-name="P10">Compute features:</text:p>
          <text:list>
            <text:list-item>
              <text:p text:style-name="P10">keywords</text:p>
            </text:list-item>
            <text:list-item>
              <text:p text:style-name="P10">attribute importance</text:p>
            </text:list-item>
            <text:list-item>
              <text:p text:style-name="P10">SEO signals</text:p>
            </text:list-item>
            <text:list-item>
              <text:p text:style-name="P10">content patterns</text:p>
            </text:list-item>
          </text:list>
        </text:list-item>
      </text:list>
      <text:p text:style-name="Horizontal_20_Line"/>
      <text:h text:style-name="Heading_20_3" text:outline-level="3">Step 2 — Storage Layer</text:h>
      <text:list text:style-name="L10">
        <text:list-item>
          <text:p text:style-name="P11">Store in:</text:p>
          <text:list>
            <text:list-item>
              <text:p text:style-name="P11"><text:soft-page-break/>PostgreSQL (feature tables)</text:p>
            </text:list-item>
            <text:list-item>
              <text:p text:style-name="P11">Delta tables (Databricks)</text:p>
            </text:list-item>
          </text:list>
        </text:list-item>
      </text:list>
      <text:p text:style-name="Horizontal_20_Line"/>
      <text:h text:style-name="Heading_20_3" text:outline-level="3">Step 3 — Agent Execution (Online)</text:h>
      <text:p text:style-name="Text_20_body">Content Agent workflow:</text:p>
      <text:p text:style-name="Preformatted_20_Text"><text:span text:style-name="Source_20_Text">1. Fetch product data</text:span></text:p>
      <text:p text:style-name="Preformatted_20_Text"><text:span text:style-name="Source_20_Text">2. Fetch precomputed features</text:span></text:p>
      <text:p text:style-name="Preformatted_20_Text"><text:span text:style-name="Source_20_Text">3. Call generate_description tool</text:span></text:p>
      <text:p text:style-name="Preformatted_20_Text"><text:span text:style-name="Source_20_Text">4. Use Claude API</text:span></text:p>
      <text:p text:style-name="P1"><text:span text:style-name="Source_20_Text">5. Store output</text:span></text:p>
      <text:p text:style-name="Horizontal_20_Line"/>
      <text:h text:style-name="Heading_20_2" text:outline-level="2">6.2 Workflow Mapping</text:h>
      <text:p text:style-name="Text_20_body">From your task doc:</text:p>
      <text:p text:style-name="Quotations">Product onboarding workflow:<text:line-break/>classify → tag → generate description → sequence images</text:p>
      <text:p text:style-name="Text_20_body">👉 Databricks enriches the <text:span text:style-name="Strong_20_Emphasis">generate_description step</text:span></text:p>
      <text:p text:style-name="Horizontal_20_Line"/>
      <text:h text:style-name="Heading_20_1" text:outline-level="1">7. 🧠 Example: Product Description Generation Flow</text:h>
      <text:p text:style-name="Horizontal_20_Line"/>
      <text:h text:style-name="Heading_20_2" text:outline-level="2">Input</text:h>
      <text:list text:style-name="L11">
        <text:list-item>
          <text:p text:style-name="P12">Product attributes</text:p>
        </text:list-item>
        <text:list-item>
          <text:p text:style-name="P12">Category</text:p>
        </text:list-item>
        <text:list-item>
          <text:p text:style-name="P12">Images</text:p>
        </text:list-item>
        <text:list-item>
          <text:p text:style-name="P12">Feature table data (Databricks)</text:p>
        </text:list-item>
      </text:list>
      <text:p text:style-name="Horizontal_20_Line"/>
      <text:h text:style-name="Heading_20_2" text:outline-level="2">Processing</text:h>
      <text:p text:style-name="Preformatted_20_Text"><text:span text:style-name="Source_20_Text">generate_description(</text:span></text:p>
      <text:p text:style-name="Preformatted_20_Text"><text:span text:style-name="Source_20_Text"><text:s text:c="4"/>product,</text:span></text:p>
      <text:p text:style-name="Preformatted_20_Text"><text:span text:style-name="Source_20_Text"><text:s text:c="4"/>category_keywords,</text:span></text:p>
      <text:p text:style-name="Preformatted_20_Text"><text:soft-page-break/><text:span text:style-name="Source_20_Text"><text:s text:c="4"/>seo_signals,</text:span></text:p>
      <text:p text:style-name="Preformatted_20_Text"><text:span text:style-name="Source_20_Text"><text:s text:c="4"/>attribute_importance,</text:span></text:p>
      <text:p text:style-name="Preformatted_20_Text"><text:span text:style-name="Source_20_Text"><text:s text:c="4"/>content_patterns</text:span></text:p>
      <text:p text:style-name="P1"><text:span text:style-name="Source_20_Text">)</text:span></text:p>
      <text:p text:style-name="Horizontal_20_Line"/>
      <text:h text:style-name="Heading_20_2" text:outline-level="2">Output</text:h>
      <text:list text:style-name="L12">
        <text:list-item>
          <text:p text:style-name="P13">SEO-optimized description</text:p>
        </text:list-item>
        <text:list-item>
          <text:p text:style-name="P13">Title</text:p>
        </text:list-item>
        <text:list-item>
          <text:p text:style-name="P13">Metadata</text:p>
        </text:list-item>
      </text:list>
      <text:p text:style-name="Horizontal_20_Line"/>
      <text:h text:style-name="Heading_20_2" text:outline-level="2">Result (from feature doc)</text:h>
      <text:list text:style-name="L13">
        <text:list-item>
          <text:p text:style-name="P14">Consistent tone</text:p>
        </text:list-item>
        <text:list-item>
          <text:p text:style-name="P14">Faster generation</text:p>
        </text:list-item>
        <text:list-item>
          <text:p text:style-name="P14">SEO improvement</text:p>
        </text:list-item>
        <text:list-item>
          <text:p text:style-name="P14">Reduced manual effort</text:p>
        </text:list-item>
      </text:list>
      <text:p text:style-name="Horizontal_20_Line"/>
      <text:h text:style-name="Heading_20_1" text:outline-level="1">8. 🏗️ Reference Architecture</text:h>
      <text:p text:style-name="Preformatted_20_Text"><text:span text:style-name="Source_20_Text"><text:s text:c="16"/>┌──────────────────────┐</text:span></text:p>
      <text:p text:style-name="Preformatted_20_Text"><text:span text:style-name="Source_20_Text"><text:s text:c="16"/>│ <text:s text:c="4"/>Databricks <text:s text:c="6"/>│</text:span></text:p>
      <text:p text:style-name="Preformatted_20_Text"><text:span text:style-name="Source_20_Text"><text:s text:c="16"/>│----------------------│</text:span></text:p>
      <text:p text:style-name="Preformatted_20_Text"><text:span text:style-name="Source_20_Text"><text:s text:c="16"/>│ Feature Engineering <text:s/>│</text:span></text:p>
      <text:p text:style-name="Preformatted_20_Text"><text:span text:style-name="Source_20_Text"><text:s text:c="16"/>│ Signal Generation <text:s text:c="3"/>│</text:span></text:p>
      <text:p text:style-name="Preformatted_20_Text"><text:span text:style-name="Source_20_Text"><text:s text:c="16"/>│ Batch Pipelines <text:s text:c="5"/>│</text:span></text:p>
      <text:p text:style-name="Preformatted_20_Text"><text:span text:style-name="Source_20_Text"><text:s text:c="16"/>└─────────┬────────────┘</text:span></text:p>
      <text:p text:style-name="Preformatted_20_Text"><text:span text:style-name="Source_20_Text"><text:s text:c="26"/>↓</text:span></text:p>
      <text:p text:style-name="Preformatted_20_Text"><text:span text:style-name="Source_20_Text"><text:s text:c="16"/>┌──────────────────────┐</text:span></text:p>
      <text:p text:style-name="Preformatted_20_Text"><text:span text:style-name="Source_20_Text"><text:s text:c="16"/>│ PostgreSQL / APIs <text:s text:c="3"/>│</text:span></text:p>
      <text:p text:style-name="Preformatted_20_Text"><text:span text:style-name="Source_20_Text"><text:s text:c="16"/>│ Feature Tables <text:s text:c="6"/>│</text:span></text:p>
      <text:p text:style-name="Preformatted_20_Text"><text:span text:style-name="Source_20_Text"><text:s text:c="16"/>└─────────┬────────────┘</text:span></text:p>
      <text:p text:style-name="Preformatted_20_Text"><text:span text:style-name="Source_20_Text"><text:s text:c="26"/>↓</text:span></text:p>
      <text:p text:style-name="Preformatted_20_Text"><text:span text:style-name="Source_20_Text"><text:s text:c="16"/>┌──────────────────────┐</text:span></text:p>
      <text:p text:style-name="Preformatted_20_Text"><text:span text:style-name="Source_20_Text"><text:s text:c="16"/>│ Content Agent <text:s text:c="7"/>│</text:span></text:p>
      <text:p text:style-name="Preformatted_20_Text"><text:span text:style-name="Source_20_Text"><text:s text:c="16"/>│ (LangGraph) <text:s text:c="9"/>│</text:span></text:p>
      <text:p text:style-name="Preformatted_20_Text"><text:span text:style-name="Source_20_Text"><text:s text:c="16"/>└─────────┬────────────┘</text:span></text:p>
      <text:p text:style-name="Preformatted_20_Text"><text:span text:style-name="Source_20_Text"><text:s text:c="26"/>↓</text:span></text:p>
      <text:p text:style-name="P1"><text:span text:style-name="Source_20_Text"><text:s text:c="16"/>Claude API (LLM)</text:span></text:p>
      <text:p text:style-name="Horizontal_20_Line"/>
      <text:h text:style-name="Heading_20_1" text:outline-level="1"><text:soft-page-break/>9. ⚖️ When to Use Databricks</text:h>
      <text:p text:style-name="Horizontal_20_Line"/>
      <text:h text:style-name="Heading_20_2" text:outline-level="2">✅ Use Databricks if:</text:h>
      <text:list text:style-name="L14">
        <text:list-item>
          <text:p text:style-name="P15">Large catalog scale (100K+ products)</text:p>
        </text:list-item>
        <text:list-item>
          <text:p text:style-name="P15">Complex feature computation</text:p>
        </text:list-item>
        <text:list-item>
          <text:p text:style-name="P15">Need reusable feature store</text:p>
        </text:list-item>
        <text:list-item>
          <text:p text:style-name="P15">Need ML pipelines</text:p>
        </text:list-item>
      </text:list>
      <text:p text:style-name="Horizontal_20_Line"/>
      <text:h text:style-name="Heading_20_2" text:outline-level="2">❌ Avoid Databricks if:</text:h>
      <text:list text:style-name="L15">
        <text:list-item>
          <text:p text:style-name="P16">Small dataset</text:p>
        </text:list-item>
        <text:list-item>
          <text:p text:style-name="P16">Simple pipelines</text:p>
        </text:list-item>
        <text:list-item>
          <text:p text:style-name="P16">Early-stage MVP</text:p>
        </text:list-item>
      </text:list>
      <text:p text:style-name="Text_20_body">👉 Your ADR prioritizes <text:span text:style-name="Strong_20_Emphasis">low infra complexity</text:span><text:line-break/>→ Databricks is <text:span text:style-name="Strong_20_Emphasis">optional initially</text:span></text:p>
      <text:p text:style-name="Horizontal_20_Line"/>
      <text:h text:style-name="Heading_20_1" text:outline-level="1">10. 🧩 Key Design Principles</text:h>
      <text:p text:style-name="Horizontal_20_Line"/>
      <text:h text:style-name="Heading_20_3" text:outline-level="3">1. Process Once, Reuse Everywhere</text:h>
      <text:list text:style-name="L16">
        <text:list-item>
          <text:p text:style-name="P17">Databricks computes features once</text:p>
        </text:list-item>
        <text:list-item>
          <text:p text:style-name="P17">All agents reuse them</text:p>
        </text:list-item>
      </text:list>
      <text:p text:style-name="Horizontal_20_Line"/>
      <text:h text:style-name="Heading_20_3" text:outline-level="3">2. No Raw Data Access by Agents</text:h>
      <text:list text:style-name="L17">
        <text:list-item>
          <text:p text:style-name="P18">Agents consume APIs / feature tables only</text:p>
        </text:list-item>
      </text:list>
      <text:p text:style-name="Horizontal_20_Line"/>
      <text:h text:style-name="Heading_20_3" text:outline-level="3">3. Event-Driven Execution</text:h>
      <text:list text:style-name="L18">
        <text:list-item>
          <text:p text:style-name="P19">Signals trigger agents</text:p>
        </text:list-item>
        <text:list-item>
          <text:p text:style-name="P19">No full catalog scans</text:p>
        </text:list-item>
      </text:list>
      <text:p text:style-name="Horizontal_20_Line"><text:soft-page-break/></text:p>
      <text:h text:style-name="Heading_20_3" text:outline-level="3">4. Separate Offline vs Online Compute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Layer</text:p>
            </table:table-cell>
            <table:table-cell table:style-name="Table2.A1" office:value-type="string">
              <text:p text:style-name="Table_20_Heading">Responsibility</text:p>
            </table:table-cell>
          </table:table-row>
        </table:table-header-rows>
        <table:table-row>
          <table:table-cell table:style-name="Table2.A1" office:value-type="string">
            <text:p text:style-name="Table_20_Contents">Databricks</text:p>
          </table:table-cell>
          <table:table-cell table:style-name="Table2.A1" office:value-type="string">
            <text:p text:style-name="Table_20_Contents">Heavy compute, feature generation</text:p>
          </table:table-cell>
        </table:table-row>
        <table:table-row>
          <table:table-cell table:style-name="Table2.A1" office:value-type="string">
            <text:p text:style-name="Table_20_Contents">Agent</text:p>
          </table:table-cell>
          <table:table-cell table:style-name="Table2.A1" office:value-type="string">
            <text:p text:style-name="Table_20_Contents">Decision making + LLM</text:p>
          </table:table-cell>
        </table:table-row>
      </table:table>
      <text:p text:style-name="Horizontal_20_Line"/>
      <text:h text:style-name="Heading_20_1" text:outline-level="1">11. 🚀 Future Evolution</text:h>
      <text:p text:style-name="Horizontal_20_Line"/>
      <text:h text:style-name="Heading_20_2" text:outline-level="2">Phase 1 (Current)</text:h>
      <text:list text:style-name="L19">
        <text:list-item>
          <text:p text:style-name="P20">Claude API</text:p>
        </text:list-item>
        <text:list-item>
          <text:p text:style-name="P20">Minimal features</text:p>
        </text:list-item>
        <text:list-item>
          <text:p text:style-name="P20">No Databricks required</text:p>
        </text:list-item>
      </text:list>
      <text:p text:style-name="Horizontal_20_Line"/>
      <text:h text:style-name="Heading_20_2" text:outline-level="2">Phase 2</text:h>
      <text:list text:style-name="L20">
        <text:list-item>
          <text:p text:style-name="P21">Introduce feature tables</text:p>
        </text:list-item>
        <text:list-item>
          <text:p text:style-name="P21">Basic Databricks pipelines</text:p>
        </text:list-item>
      </text:list>
      <text:p text:style-name="Horizontal_20_Line"/>
      <text:h text:style-name="Heading_20_2" text:outline-level="2">Phase 3</text:h>
      <text:list text:style-name="L21">
        <text:list-item>
          <text:p text:style-name="P22">ML models (SEO scoring, quality scoring)</text:p>
        </text:list-item>
        <text:list-item>
          <text:p text:style-name="P22">Fine-tuning</text:p>
        </text:list-item>
      </text:list>
      <text:p text:style-name="Horizontal_20_Line"/>
      <text:h text:style-name="Heading_20_2" text:outline-level="2">Phase 4</text:h>
      <text:list text:style-name="L22">
        <text:list-item>
          <text:p text:style-name="P23">Full feature store</text:p>
        </text:list-item>
        <text:list-item>
          <text:p text:style-name="P23">Cross-agent shared intelligence</text:p>
        </text:list-item>
      </text:list>
      <text:p text:style-name="Horizontal_20_Line"/>
      <text:h text:style-name="Heading_20_1" text:outline-level="1">12. 🧠 Final Summary</text:h>
      <text:p text:style-name="Horizontal_20_Line"/>
      <text:p text:style-name="Text_20_body"><text:soft-page-break/>👉 Databricks is a <text:span text:style-name="Strong_20_Emphasis">data + feature + ML layer</text:span>, NOT an agent layer</text:p>
      <text:p text:style-name="Text_20_body">👉 It enables:</text:p>
      <text:list text:style-name="L23">
        <text:list-item>
          <text:p text:style-name="P24">smarter LLM inputs</text:p>
        </text:list-item>
        <text:list-item>
          <text:p text:style-name="P24">scalable processing</text:p>
        </text:list-item>
        <text:list-item>
          <text:p text:style-name="P24">event-driven agents</text:p>
        </text:list-item>
      </text:list>
      <text:p text:style-name="Text_20_body">👉 It integrates like this:</text:p>
      <text:p text:style-name="P1"><text:span text:style-name="Source_20_Text">Databricks → Features → Agents → LLM → Actions</text:span></text:p>
      <text:p text:style-name="Horizontal_20_Line"/>
      <text:h text:style-name="Heading_20_1" text:outline-level="1">🔥 If you want next level</text:h>
      <text:p text:style-name="Text_20_body">I can extend this into:</text:p>
      <text:list text:style-name="L24">
        <text:list-item>
          <text:p text:style-name="P25">Exact <text:span text:style-name="Strong_20_Emphasis">Databricks table schema</text:span></text:p>
        </text:list-item>
        <text:list-item>
          <text:p text:style-name="P25">Feature definitions (columns + logic)</text:p>
        </text:list-item>
        <text:list-item>
          <text:p text:style-name="P25">Job design (batch + streaming)</text:p>
        </text:list-item>
        <text:list-item>
          <text:p text:style-name="P25">Integration APIs with FastAPI</text:p>
        </text:list-item>
      </text:list>
      <text:p text:style-name="Text_20_body">Just say the word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5T14:09:10.388872062</meta:creation-date>
    <dc:date>2026-04-15T14:10:30.884385474</dc:date>
    <meta:editing-duration>PT1M21S</meta:editing-duration>
    <meta:editing-cycles>1</meta:editing-cycles>
    <meta:generator>LibreOffice/24.2.7.2$Linux_X86_64 LibreOffice_project/420$Build-2</meta:generator>
    <meta:document-statistic meta:table-count="2" meta:image-count="0" meta:object-count="0" meta:page-count="9" meta:paragraph-count="205" meta:word-count="844" meta:character-count="5738" meta:non-whitespace-character-count="4769"/>
  </office:meta>
</office:document-meta>
</file>